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.ClassPath( String [ ] path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Path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Path.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lassPath.setPathElements( String [ ] path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.getPath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assPath.getPath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Path.setPathList( List &lt; String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